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2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3" style:family="paragraph" style:parent-style-name="Standard">
      <style:text-properties officeooo:rsid="001bbf4f" officeooo:paragraph-rsid="001bbf4f"/>
    </style:style>
    <style:style style:name="P4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bbf4f" officeooo:paragraph-rsid="001bbf4f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eedy</text:p>
      <text:p text:style-name="P3">T1(624B)</text:p>
      <text:p text:style-name="P3"><text:s/>一个字符串由n种字母组成，第i种字母出现步超过a[i]次，且每种字母出现次数不同，求字符串最大长度。</text:p>
      <text:p text:style-name="P4">Examples</text:p>
      <text:p text:style-name="P5">input</text:p>
      <text:p text:style-name="P1">3</text:p>
      <text:p text:style-name="P2">2 5 5</text:p>
      <text:p text:style-name="P6">output</text:p>
      <text:p text:style-name="P1">11</text:p>
      <text:p text:style-name="P6">input</text:p>
      <text:p text:style-name="P1">3</text:p>
      <text:p text:style-name="P2">1 1 2</text:p>
      <text:p text:style-name="P6">output</text:p>
      <text:p text:style-name="P1">3</text:p>
      <text:p text:style-name="P3"/>
      <text:p text:style-name="P3">解：</text:p>
      <text:p text:style-name="P3">先排序an，则第一种字母先出现c[0]=a[0]次，后面第i个字母出现ci=min(a[i], c[i-1] – 1).</text:p>
      <text:p text:style-name="P3"/>
      <text:p text:style-name="P3">code:</text:p>
      <text:p text:style-name="P3">package main</text:p>
      <text:p text:style-name="P3"/>
      <text:p text:style-name="P3">import (</text:p>
      <text:p text:style-name="P3"><text:tab/>"fmt"</text:p>
      <text:p text:style-name="P3"><text:tab/>"sort"</text:p>
      <text:p text:style-name="P3">)</text:p>
      <text:p text:style-name="P3"/>
      <text:p text:style-name="P3">func min(x, y int) int {</text:p>
      <text:p text:style-name="P3"><text:tab/>if x &lt; y {</text:p>
      <text:p text:style-name="P3"><text:tab/><text:tab/>return x</text:p>
      <text:p text:style-name="P3"><text:tab/>}</text:p>
      <text:p text:style-name="P3"><text:tab/>return y</text:p>
      <text:p text:style-name="P3">}</text:p>
      <text:p text:style-name="P3"/>
      <text:p text:style-name="P3">func main() {</text:p>
      <text:p text:style-name="P3"><text:tab/>var n int</text:p>
      <text:p text:style-name="P3"><text:tab/>fmt.Scan(&amp;n)</text:p>
      <text:p text:style-name="P3"/>
      <text:p text:style-name="P3"><text:tab/>an := make([]int, n, n)</text:p>
      <text:p text:style-name="P3"><text:tab/>for i := 0; i &lt; n; i++ {</text:p>
      <text:p text:style-name="P3"><text:tab/><text:tab/>fmt.Scan(&amp;an[i])</text:p>
      <text:p text:style-name="P3"><text:tab/>}</text:p>
      <text:p text:style-name="P3"/>
      <text:p text:style-name="P3"><text:tab/>sort.Sort(sort.Reverse(sort.IntSlice(an)))</text:p>
      <text:p text:style-name="P3"/>
      <text:p text:style-name="P3"><text:tab/>var ans uint64</text:p>
      <text:p text:style-name="P3"><text:tab/>ans = uint64(an[0])</text:p>
      <text:p text:style-name="P3"><text:tab/>pre := an[0]</text:p>
      <text:p text:style-name="P3"><text:tab/>for i := 1; i &lt; n; i++ {</text:p>
      <text:p text:style-name="P3"><text:tab/><text:tab/>cur := min(pre-1, an[i])</text:p>
      <text:p text:style-name="P3"><text:soft-page-break/><text:tab/><text:tab/>if cur == 0 {</text:p>
      <text:p text:style-name="P3"><text:tab/><text:tab/><text:tab/>break</text:p>
      <text:p text:style-name="P3"><text:tab/><text:tab/>}</text:p>
      <text:p text:style-name="P3"><text:tab/><text:tab/>pre = cur</text:p>
      <text:p text:style-name="P3"><text:tab/><text:tab/>ans += uint64(cur)</text:p>
      <text:p text:style-name="P3"><text:tab/>}</text:p>
      <text:p text:style-name="P3"><text:tab/>fmt.Println(ans)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2:26:24.105356429</meta:creation-date>
    <dc:date>2016-08-30T22:30:33.618251756</dc:date>
    <meta:editing-duration>PT4M9S</meta:editing-duration>
    <meta:editing-cycles>1</meta:editing-cycles>
    <meta:document-statistic meta:table-count="0" meta:image-count="0" meta:object-count="0" meta:page-count="2" meta:paragraph-count="49" meta:word-count="182" meta:character-count="592" meta:non-whitespace-character-count="496"/>
    <meta:generator>LibreOffice/5.1.4.2$Linux_X86_64 LibreOffice_project/10m0$Build-2</meta:generator>
  </office:meta>
</office:document-meta>
</file>